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NHP-PL-149</text:p>
          </table:table-cell>
          <table:table-cell office:value-type="string" calcext:value-type="string">
            <text:p>202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03464" calcext:value-type="float">
            <text:p>79.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NHP-PL-149</text:p>
          </table:table-cell>
          <table:table-cell office:value-type="string" calcext:value-type="string">
            <text:p>202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2128" calcext:value-type="float">
            <text:p>78.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NHP-PL-149</text:p>
          </table:table-cell>
          <table:table-cell office:value-type="string" calcext:value-type="string">
            <text:p>2022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648" calcext:value-type="float">
            <text:p>78.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NHP-PL-149</text:p>
          </table:table-cell>
          <table:table-cell office:value-type="string" calcext:value-type="string">
            <text:p>202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9456" calcext:value-type="float">
            <text:p>78.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NHP-PL-149</text:p>
          </table:table-cell>
          <table:table-cell office:value-type="string" calcext:value-type="string">
            <text:p>2020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9832" calcext:value-type="float">
            <text:p>77.9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NHP-PL-149</text:p>
          </table:table-cell>
          <table:table-cell office:value-type="string" calcext:value-type="string">
            <text:p>2019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688" calcext:value-type="float">
            <text:p>77.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NHP-PL-149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5448" calcext:value-type="float">
            <text:p>77.7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NHP-PL-149</text:p>
          </table:table-cell>
          <table:table-cell office:value-type="string" calcext:value-type="string">
            <text:p>201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688" calcext:value-type="float">
            <text:p>77.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NHP-PL-149</text:p>
          </table:table-cell>
          <table:table-cell office:value-type="string" calcext:value-type="string">
            <text:p>201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976" calcext:value-type="float">
            <text:p>78.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NHP-PL-149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504" calcext:value-type="float">
            <text:p>78.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NHP-PL-149</text:p>
          </table:table-cell>
          <table:table-cell office:value-type="string" calcext:value-type="string">
            <text:p>201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66304" calcext:value-type="float">
            <text:p>77.6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NHP-PL-149</text:p>
          </table:table-cell>
          <table:table-cell office:value-type="string" calcext:value-type="string">
            <text:p>2013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668" calcext:value-type="float">
            <text:p>77.2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NHP-PL-149</text:p>
          </table:table-cell>
          <table:table-cell office:value-type="string" calcext:value-type="string">
            <text:p>2012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23632" calcext:value-type="float">
            <text:p>77.2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NHP-PL-149</text:p>
          </table:table-cell>
          <table:table-cell office:value-type="string" calcext:value-type="string">
            <text:p>201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2776" calcext:value-type="float">
            <text:p>77.3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NHP-PL-149</text:p>
          </table:table-cell>
          <table:table-cell office:value-type="string" calcext:value-type="string">
            <text:p>201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330808" calcext:value-type="float">
            <text:p>77.3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NHP-PL-149</text:p>
          </table:table-cell>
          <table:table-cell office:value-type="string" calcext:value-type="string">
            <text:p>2009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812392" calcext:value-type="float">
            <text:p>77.8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NHP-PL-149</text:p>
          </table:table-cell>
          <table:table-cell office:value-type="string" calcext:value-type="string">
            <text:p>200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720952" calcext:value-type="float">
            <text:p>77.72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NHP-PL-149</text:p>
          </table:table-cell>
          <table:table-cell office:value-type="string" calcext:value-type="string">
            <text:p>200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388976" calcext:value-type="float">
            <text:p>76.3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NHP-PL-149</text:p>
          </table:table-cell>
          <table:table-cell office:value-type="string" calcext:value-type="string">
            <text:p>2005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65136" calcext:value-type="float">
            <text:p>75.6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NHP-PL-149</text:p>
          </table:table-cell>
          <table:table-cell office:value-type="string" calcext:value-type="string">
            <text:p>200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733656" calcext:value-type="float">
            <text:p>75.7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NHP-PL-149</text:p>
          </table:table-cell>
          <table:table-cell office:value-type="string" calcext:value-type="string">
            <text:p>200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441048" calcext:value-type="float">
            <text:p>75.4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NHP-PL-149</text:p>
          </table:table-cell>
          <table:table-cell office:value-type="string" calcext:value-type="string">
            <text:p>2003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5.242928" calcext:value-type="float">
            <text:p>75.2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NHP-PL-149</text:p>
          </table:table-cell>
          <table:table-cell office:value-type="string" calcext:value-type="string">
            <text:p>2002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499216" calcext:value-type="float">
            <text:p>74.49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NHP-PL-149</text:p>
          </table:table-cell>
          <table:table-cell office:value-type="string" calcext:value-type="string">
            <text:p>200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237088" calcext:value-type="float">
            <text:p>74.23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NHP-PL-149</text:p>
          </table:table-cell>
          <table:table-cell office:value-type="string" calcext:value-type="string">
            <text:p>200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999344" calcext:value-type="float">
            <text:p>73.99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NHP-PL-149</text:p>
          </table:table-cell>
          <table:table-cell office:value-type="string" calcext:value-type="string">
            <text:p>199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79208" calcext:value-type="float">
            <text:p>73.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NHP-PL-149</text:p>
          </table:table-cell>
          <table:table-cell office:value-type="string" calcext:value-type="string">
            <text:p>199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06" calcext:value-type="float">
            <text:p>73.3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NHP-PL-149</text:p>
          </table:table-cell>
          <table:table-cell office:value-type="string" calcext:value-type="string">
            <text:p>199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3806" calcext:value-type="float">
            <text:p>73.3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NHP-PL-149</text:p>
          </table:table-cell>
          <table:table-cell office:value-type="string" calcext:value-type="string">
            <text:p>199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71" calcext:value-type="float">
            <text:p>72.7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NHP-PL-149</text:p>
          </table:table-cell>
          <table:table-cell office:value-type="string" calcext:value-type="string">
            <text:p>199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5424" calcext:value-type="float">
            <text:p>72.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NHP-PL-149</text:p>
          </table:table-cell>
          <table:table-cell office:value-type="string" calcext:value-type="string">
            <text:p>199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32904" calcext:value-type="float">
            <text:p>72.3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NHP-PL-149</text:p>
          </table:table-cell>
          <table:table-cell office:value-type="string" calcext:value-type="string">
            <text:p>1993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515224" calcext:value-type="float">
            <text:p>71.51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NHP-PL-149</text:p>
          </table:table-cell>
          <table:table-cell office:value-type="string" calcext:value-type="string">
            <text:p>1992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56" calcext:value-type="float">
            <text:p>71.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NHP-PL-149</text:p>
          </table:table-cell>
          <table:table-cell office:value-type="string" calcext:value-type="string">
            <text:p>199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329296" calcext:value-type="float">
            <text:p>71.32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NHP-PL-149</text:p>
          </table:table-cell>
          <table:table-cell office:value-type="string" calcext:value-type="string">
            <text:p>199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750176" calcext:value-type="float">
            <text:p>70.75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NHP-PL-149</text:p>
          </table:table-cell>
          <table:table-cell office:value-type="string" calcext:value-type="string">
            <text:p>1988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65264" calcext:value-type="float">
            <text:p>70.6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NHP-PL-149</text:p>
          </table:table-cell>
          <table:table-cell office:value-type="string" calcext:value-type="string">
            <text:p>1988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82968" calcext:value-type="float">
            <text:p>69.8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NHP-PL-149</text:p>
          </table:table-cell>
          <table:table-cell office:value-type="string" calcext:value-type="string">
            <text:p>1987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015608" calcext:value-type="float">
            <text:p>70.0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NHP-PL-149</text:p>
          </table:table-cell>
          <table:table-cell office:value-type="string" calcext:value-type="string">
            <text:p>1985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24116" calcext:value-type="float">
            <text:p>70.2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NHP-PL-149</text:p>
          </table:table-cell>
          <table:table-cell office:value-type="string" calcext:value-type="string">
            <text:p>1983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45632" calcext:value-type="float">
            <text:p>69.4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NHP-PL-149</text:p>
          </table:table-cell>
          <table:table-cell office:value-type="string" calcext:value-type="string">
            <text:p>1982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24296" calcext:value-type="float">
            <text:p>69.4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NHP-PL-149</text:p>
          </table:table-cell>
          <table:table-cell office:value-type="string" calcext:value-type="string">
            <text:p>198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47916" calcext:value-type="float">
            <text:p>69.4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NHP-PL-149</text:p>
          </table:table-cell>
          <table:table-cell office:value-type="string" calcext:value-type="string">
            <text:p>198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4.099928" calcext:value-type="float">
            <text:p>74.09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NHP-PL-149</text:p>
          </table:table-cell>
          <table:table-cell office:value-type="string" calcext:value-type="string">
            <text:p>197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126848" calcext:value-type="float">
            <text:p>76.1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NHP-PL-149</text:p>
          </table:table-cell>
          <table:table-cell office:value-type="string" calcext:value-type="string">
            <text:p>197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2.737472" calcext:value-type="float">
            <text:p>72.73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NHP-PL-149</text:p>
          </table:table-cell>
          <table:table-cell office:value-type="string" calcext:value-type="string">
            <text:p>197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3.417176" calcext:value-type="float">
            <text:p>73.41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NHP-PL-149</text:p>
          </table:table-cell>
          <table:table-cell office:value-type="string" calcext:value-type="string">
            <text:p>197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668136" calcext:value-type="float">
            <text:p>69.6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NHP-PL-149</text:p>
          </table:table-cell>
          <table:table-cell office:value-type="string" calcext:value-type="string">
            <text:p>197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098416" calcext:value-type="float">
            <text:p>68.0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NHP-PL-149</text:p>
          </table:table-cell>
          <table:table-cell office:value-type="string" calcext:value-type="string">
            <text:p>1973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73248" calcext:value-type="float">
            <text:p>66.37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NHP-PL-149</text:p>
          </table:table-cell>
          <table:table-cell office:value-type="string" calcext:value-type="string">
            <text:p>1972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39136" calcext:value-type="float">
            <text:p>66.2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NHP-PL-149</text:p>
          </table:table-cell>
          <table:table-cell office:value-type="string" calcext:value-type="string">
            <text:p>197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7584" calcext:value-type="float">
            <text:p>65.7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NHP-PL-149</text:p>
          </table:table-cell>
          <table:table-cell office:value-type="string" calcext:value-type="string">
            <text:p>197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0152" calcext:value-type="float">
            <text:p>65.5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NHP-PL-149</text:p>
          </table:table-cell>
          <table:table-cell office:value-type="string" calcext:value-type="string">
            <text:p>196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08" calcext:value-type="float">
            <text:p>64.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60" meta:object-count="0"/>
    <meta:user-defined meta:name="AppVersion">3.0</meta:user-defined>
  </office:meta>
</office:document-meta>
</file>